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07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8cm" fo:min-width="1.21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6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45cm" fo:min-width="1.893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33cm" fo:min-width="1.45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86cm" svg:height="0.962cm" svg:x="7.477cm" svg:y="1.571cm">
          <draw:text-box>
            <text:p>Conflation Workflow</text:p>
          </draw:text-box>
        </draw:frame>
        <draw:custom-shape draw:name="Start-End" draw:style-name="gr2" draw:text-style-name="P3" xml:id="id1" draw:id="id1" draw:layer="layout" svg:width="3cm" svg:height="1cm" svg:x="1.986cm" svg:y="4.947cm">
          <text:p text:style-name="P2"><text:span text:style-name="T1">Downlo</text:span><text:span text:style-name="T1">ad</text:span></text:p>
          <text:p text:style-name="P2"><text:span text:style-name="T1">submiss</text:span><text:span text:style-name="T1">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ocument 1" draw:style-name="gr3" draw:text-style-name="P3" xml:id="id7" draw:id="id7" draw:layer="layout" svg:width="3cm" svg:height="2cm" svg:x="6.953cm" svg:y="21.574cm">
          <text:p text:style-name="P2"><text:span text:style-name="T1">Write to</text:span></text:p>
          <text:p text:style-name="P2"><text:span text:style-name="T1">OSM </text:span><text:span text:style-name="T1">XML</text:span></text:p>
          <text:p text:style-name="P2"><text:span text:style-name="T1">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External-Data" draw:style-name="gr4" draw:text-style-name="P3" xml:id="id3" draw:id="id3" draw:layer="layout" svg:width="3cm" svg:height="2cm" svg:x="6.905cm" svg:y="7.446cm">
          <text:p text:style-name="P2"><text:span text:style-name="T1">Read line</text:span></text:p>
          <text:p text:style-name="P2"><text:span text:style-name="T1">from fil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name="Process" draw:style-name="gr5" draw:text-style-name="P3" xml:id="id2" draw:id="id2" draw:layer="layout" svg:width="3cm" svg:height="1.357cm" svg:x="7.122cm" svg:y="4.81cm">
          <text:p text:style-name="P2"><text:span text:style-name="T1">Convert to</text:span></text:p>
          <text:p text:style-name="P2"><text:span text:style-name="T1">OSM X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" draw:style-name="gr6" draw:text-style-name="P3" xml:id="id5" draw:id="id5" draw:layer="layout" svg:width="3.429cm" svg:height="2.858cm" svg:x="6.715cm" svg:y="14.335cm">
          <text:p text:style-name="P2"><text:span text:style-name="T1">Is a tag </text:span></text:p>
          <text:p text:style-name="P2"><text:span text:style-name="T1">match</text:span></text:p>
          <text:p text:style-name="P2"><text:span text:style-name="T1">in range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4" draw:layer="layout" svg:x1="4.986cm" svg:y1="5.447cm" svg:x2="7.122cm" svg:y2="5.489cm" draw:start-shape="id1" draw:start-glue-point="7" draw:end-shape="id2" draw:end-glue-point="5" svg:d="M4986 5447h1069v42h1067" svg:viewBox="0 0 2137 43">
          <text:p/>
        </draw:connector>
        <draw:connector draw:style-name="gr7" draw:text-style-name="P4" draw:layer="layout" svg:x1="8.622cm" svg:y1="6.167cm" svg:x2="8.405cm" svg:y2="7.446cm" draw:start-shape="id2" draw:start-glue-point="6" draw:end-shape="id3" draw:end-glue-point="4" svg:d="M8622 6167v640h-217v639" svg:viewBox="0 0 218 1280">
          <text:p/>
        </draw:connector>
        <draw:custom-shape draw:name="Database" draw:style-name="gr8" draw:text-style-name="P3" xml:id="id4" draw:id="id4" draw:layer="layout" svg:width="3cm" svg:height="2.009cm" svg:x="6.953cm" svg:y="10.611cm">
          <text:p text:style-name="P2"><text:span text:style-name="T1"/></text:p>
          <text:p text:style-name="P2"><text:span text:style-name="T1">Query</text:span></text:p>
          <text:p text:style-name="P2"><text:span text:style-name="T1">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4" draw:layer="layout" svg:x1="8.405cm" svg:y1="9.446cm" svg:x2="8.453cm" svg:y2="10.611cm" draw:start-shape="id3" draw:start-glue-point="6" draw:end-shape="id4" draw:end-glue-point="5" svg:d="M8405 9446v582h48v583" svg:viewBox="0 0 49 1166">
          <text:p/>
        </draw:connector>
        <draw:connector draw:style-name="gr7" draw:text-style-name="P4" draw:layer="layout" svg:x1="8.453cm" svg:y1="12.62cm" svg:x2="8.43cm" svg:y2="14.335cm" draw:start-shape="id4" draw:start-glue-point="7" draw:end-shape="id5" draw:end-glue-point="4" svg:d="M8453 12620v858h-23v857" svg:viewBox="0 0 24 1716">
          <text:p/>
        </draw:connector>
        <draw:custom-shape draw:name="Internal-Storage" draw:style-name="gr9" draw:text-style-name="P3" xml:id="id6" draw:id="id6" draw:layer="layout" svg:width="2.974cm" svg:height="1.982cm" svg:x="6.905cm" svg:y="18.335cm">
          <text:p text:style-name="P2"><text:span text:style-name="T1">Add fixme</text:span></text:p>
          <text:p text:style-name="P2"><text:span text:style-name="T1">tag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4" draw:layer="layout" svg:x1="8.43cm" svg:y1="17.193cm" svg:x2="8.392cm" svg:y2="18.335cm" draw:start-shape="id5" draw:start-glue-point="6" draw:end-shape="id6" draw:end-glue-point="0" svg:d="M8430 17193v572h-38v570" svg:viewBox="0 0 39 1143">
          <text:p/>
        </draw:connector>
        <draw:connector draw:style-name="gr7" draw:text-style-name="P4" draw:layer="layout" svg:x1="8.392cm" svg:y1="20.317cm" svg:x2="8.453cm" svg:y2="21.574cm" draw:start-shape="id6" draw:start-glue-point="2" draw:end-shape="id7" draw:end-glue-point="4" svg:d="M8392 20317v630h61v627" svg:viewBox="0 0 62 1258">
          <text:p/>
        </draw:connector>
        <draw:custom-shape draw:name="Display" draw:style-name="gr10" draw:text-style-name="P3" xml:id="id8" draw:id="id8" draw:layer="layout" svg:width="2.973cm" svg:height="1.982cm" svg:x="12.239cm" svg:y="21.574cm">
          <text:p text:style-name="P2"><text:span text:style-name="T1">Load into</text:span></text:p>
          <text:p text:style-name="P2"><text:span text:style-name="T1">JOSM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7" draw:text-style-name="P4" draw:layer="layout" svg:x1="9.953cm" svg:y1="22.574cm" svg:x2="12.239cm" svg:y2="22.565cm" draw:start-shape="id7" draw:start-glue-point="7" draw:end-shape="id8" draw:end-glue-point="5" svg:d="M9953 22574h1143v-9h1143" svg:viewBox="0 0 2287 1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07:31:55.254444736</meta:creation-date>
    <dc:date>2023-08-29T12:12:03.516994959</dc:date>
    <meta:editing-duration>PT4H32M34S</meta:editing-duration>
    <meta:editing-cycles>11</meta:editing-cycles>
    <meta:generator>LibreOffice/7.5.5.2$Linux_X86_64 LibreOffice_project/50$Build-2</meta:generator>
    <meta:document-statistic meta:object-count="16"/>
  </office:meta>
</office:document-meta>
</file>